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80000005F654AEC8FE958DAF7.png" manifest:media-type="image/png"/>
  <manifest:file-entry manifest:full-path="Pictures/100000000000044D000001D0806E04DEBA86A052.png" manifest:media-type="image/png"/>
  <manifest:file-entry manifest:full-path="Pictures/1000000000000208000000DCBE9E10700439659D.png" manifest:media-type="image/png"/>
  <manifest:file-entry manifest:full-path="Pictures/1000000000000220000001C033776AFF925C0DF1.png" manifest:media-type="image/png"/>
  <manifest:file-entry manifest:full-path="Pictures/10000000000000C20000020418669E4FBA222E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8201in" draw:z-index="0"><draw:image xlink:href="Pictures/100000000000044D000001D0806E04DEBA86A052.png" xlink:type="simple" xlink:show="embed" xlink:actuate="onLoad"/></draw:frame><draw:frame draw:style-name="fr2" draw:name="Image2" text:anchor-type="paragraph" svg:x="0.2209in" svg:y="2.9429in" svg:width="4.298in" svg:height="1.8189in" draw:z-index="1"><draw:image xlink:href="Pictures/1000000000000208000000DCBE9E10700439659D.png" xlink:type="simple" xlink:show="embed" xlink:actuate="onLoad"/></draw:frame><draw:frame draw:style-name="fr2" draw:name="Image3" text:anchor-type="paragraph" svg:x="0.0701in" svg:y="5.0862in" svg:width="4.3717in" svg:height="3.6in" draw:z-index="2"><draw:image xlink:href="Pictures/1000000000000220000001C033776AFF925C0DF1.png" xlink:type="simple" xlink:show="embed" xlink:actuate="onLoad"/></draw:frame><draw:frame draw:style-name="fr2" draw:name="Image4" text:anchor-type="paragraph" svg:x="4.8339in" svg:y="2.9118in" svg:width="1.5181in" svg:height="4.0382in" draw:z-index="3"><draw:image xlink:href="Pictures/10000000000000C20000020418669E4FBA222E9C.png" xlink:type="simple" xlink:show="embed" xlink:actuate="onLoad"/></draw:frame><draw:frame draw:style-name="fr2" draw:name="Image5" text:anchor-type="paragraph" svg:x="0.3571in" svg:y="9.098in" svg:width="3.7189in" svg:height="0.7016in" draw:z-index="4"><draw:image xlink:href="Pictures/10000000000001F80000005F654AEC8FE958DA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2:22:59.557377850</meta:creation-date>
    <dc:date>2019-04-09T15:52:13.155104443</dc:date>
    <meta:editing-duration>PT2H58M27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